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PutEven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PutEvent.dispatch( @ NonNullable ICacheChangeHandler &lt; V &gt;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PutEvent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PutEvent.CachePutEvent( @ NonNullable ICache &lt; V &gt; cache , @ NonNullable String key , @ NonNullable V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